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0a2" officeooo:paragraph-rsid="001ed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uillaume parle, et il parle de la femme avec qu'il a été en amoureuse.</text:p>
      <text:p text:style-name="P1">2. </text:p>
      <text:p text:style-name="P1">3. </text:p>
      <text:p text:style-name="P1">4. L'eau représente la peine et l'amoureuse</text:p>
      <text:p text:style-name="P1">5. Les temps symbolise le poète et son sentiments</text:p>
      <text:p text:style-name="P1">6. «La joie venait toujours après la peine», «L'amour s'en va comme cette eau courante»</text:p>
      <text:p text:style-name="P1">7. </text:p>
      <text:p text:style-name="P1">8. Les thèmes principaux sont la thème d'amour, et la rupture</text:p>
      <text:p text:style-name="P1"/>
      <text:p text:style-name="P1">paragraph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omon Greenberg</meta:initial-creator>
    <meta:creation-date>2015-10-12T10:36:14.933724863</meta:creation-date>
    <dc:date>2015-10-12T10:47:26.896933075</dc:date>
    <dc:creator>Solomon Greenberg</dc:creator>
    <meta:editing-duration>PT11M11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9" meta:word-count="61" meta:character-count="333" meta:non-whitespace-character-count="278"/>
  </office:meta>
</office:document-meta>
</file>